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SCI 2963-01 Open Source Softwa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rse Objectives</text:p>
              </text:list-item>
              <text:list-item>
                <text:p>Course Content</text:p>
              </text:list-item>
              <text:list-item>
                <text:p>Reading List</text:p>
              </text:list-item>
              <text:list-item>
                <text:p>Gr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Course Objective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ize with Open Source Software Development</text:p>
              </text:list-item>
              <text:list-item>
                <text:p>Reading and Understanding “Good” Code</text:p>
              </text:list-item>
              <text:list-item>
                <text:p>Patch an existing Open Source Project</text:p>
              </text:list-item>
              <text:list-item>
                <text:p>Work on a team Project</text:p>
              </text:list-item>
              <text:list-item>
                <text:p>Aware of team dynamics including diversity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Objectives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knowledgeable in at least one software stack.</text:p>
              </text:list-item>
              <text:list-item>
                <text:p>Prepare for a new RCOS project for the following seme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ations of Open Source (History and Licensing)</text:p>
              </text:list-item>
              <text:list-item>
                <text:p>Software Management Tools (Version Control (git), Documentation Tools (markdown, markup), System Build, Specification and Testing, Collaborative Development</text:p>
              </text:list-item>
              <text:list-item>
                <text:p>Software Development Tools (Ipython, javascript (node.js)), Statistical computing(R, Rstudio),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Applications (Web Development, Cloud Computing Platform, Mobile Applications)</text:p>
              </text:list-item>
              <text:list-item>
                <text:p>Open Hardware (Arduino, RaspberryPi)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ab Assistants (Masters of the Univers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 Manizini '16</text:p>
              </text:list-item>
              <text:list-item>
                <text:p>Aaron Gunderson'17</text:p>
              </text:list-item>
              <text:list-item>
                <text:p>Kiana McNellis '17</text:p>
              </text:list-item>
              <text:list-item>
                <text:p>Jim Boulter '1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uest Lecturers (so f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rick Masson (opensource.org)</text:p>
              </text:list-item>
              <text:list-item>
                <text:p>Brad King '01,'03,'08 (kitware)</text:p>
              </text:list-item>
              <text:list-item>
                <text:p>Robert Baron '15 and Jorel Lalic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lass Forma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esday Lectures/Discussions</text:p>
              </text:list-item>
              <text:list-item>
                <text:p>Friday in class labs – a mixture of programming, development, writing and 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zzes 2 (4<text:span text:style-name="T1">th</text:span> March and 22<text:span text:style-name="T1">nd</text:span> April) 30%</text:p>
              </text:list-item>
              <text:list-item>
                <text:p>Labs 10 – 30%</text:p>
              </text:list-item>
              <text:list-item>
                <text:p>Project 40%</text:p>
              </text:list-item>
              <text:list-item>
                <text:p>93 and above A; <text:s/>90 and above A-; 85 and above B+; 80 and above B; 75 and above B-; 70 and above C+; 65 and above C; 60 and above C-; 55 and above D+; 50 and above 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6-01-25T11:11:14.917328529</dc:date>
    <meta:editing-duration>PT26M43S</meta:editing-duration>
    <meta:editing-cycles>5</meta:editing-cycles>
    <meta:generator>LibreOffice/4.2.8.2$Linux_X86_64 LibreOffice_project/420m0$Build-2</meta:generator>
    <meta:document-statistic meta:object-count="70"/>
  </office:meta>
</office:document-meta>
</file>